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9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05.57mm"/>
    </style:style>
    <style:style style:name="co7" style:family="table-column">
      <style:table-column-properties fo:break-before="auto" style:column-width="124.9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9.8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7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fo:border="0.06pt solid #000000"/>
    </style:style>
    <style:style style:name="ce9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0" style:family="table-cell" style:parent-style-name="Default" style:data-style-name="N1">
      <style:table-cell-properties fo:background-color="#b2b2b2" fo:border="0.06pt solid #000000"/>
    </style:style>
    <style:style style:name="ce11" style:family="table-cell" style:parent-style-name="Default" style:data-style-name="N0">
      <style:table-cell-properties fo:background-color="#b2b2b2" fo:border="0.06pt solid #000000"/>
    </style:style>
    <style:style style:name="ce13" style:family="table-cell" style:parent-style-name="Default" style:data-style-name="N0">
      <style:table-cell-properties fo:background-color="#b2b2b2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b2b2b2" fo:border="0.06pt solid #000000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">
      <style:table-cell-properties fo:background-color="#ffff00" fo:border="0.06pt solid #000000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áctic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  <table:table-cell/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:.E5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2" table:default-cell-style-name="ce4"/>
        <table:table-column table:style-name="co7" table:default-cell-style-name="ce4"/>
        <table:table-column table:style-name="co2" table:visibility="collapse" table:number-columns-repeated="10" table:default-cell-style-name="ce4"/>
        <table:table-column table:style-name="co4" table:visibility="collapse" table:number-columns-repeated="3" table:default-cell-style-name="ce4"/>
        <table:table-column table:style-name="co2" table:visibility="collapse" table:default-cell-style-name="ce4"/>
        <table:table-column table:style-name="co4" table:visibility="collapse" table:number-columns-repeated="4" table:default-cell-style-name="ce4"/>
        <table:table-column table:style-name="co4" table:number-columns-repeated="1003" table:default-cell-style-name="ce4"/>
        <table:table-column table:style-name="co4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Estudiante</text:p>
          </table:table-cell>
          <table:table-cell table:style-name="ce6" office:value-type="string" calcext:value-type="string">
            <text:p>Mapa conceptual introducción a los tipos de datos y a las estructuras de datos</text:p>
          </table:table-cell>
          <table:table-cell table:style-name="ce6" office:value-type="string" calcext:value-type="string">
            <text:p>Exposicioes arreglos</text:p>
          </table:table-cell>
          <table:table-cell table:style-name="ce6" office:value-type="string" calcext:value-type="string">
            <text:p>Datos primitivos (práctica áulica)</text:p>
          </table:table-cell>
          <table:table-cell table:style-name="ce6" office:value-type="string" calcext:value-type="string">
            <text:p>Practica arrglos bidimensonales (calificaciones)</text:p>
          </table:table-cell>
          <table:table-cell table:style-name="ce6" office:value-type="string" calcext:value-type="string">
            <text:p>Arreglos bidimensionales</text:p>
          </table:table-cell>
          <table:table-cell table:style-name="ce6" office:value-type="string" calcext:value-type="string">
            <text:p>Arreglos tridimensionales</text:p>
          </table:table-cell>
          <table:table-cell table:style-name="ce6" office:value-type="string" calcext:value-type="string">
            <text:p>Arreglo de registros con arreglo (Nuevo)</text:p>
          </table:table-cell>
          <table:table-cell table:style-name="ce6" office:value-type="string" calcext:value-type="string">
            <text:p>Arreglos de registros con arreglos</text:p>
          </table:table-cell>
          <table:table-cell table:style-name="ce6" office:value-type="string" calcext:value-type="string">
            <text:p>Implementación de algoritmos de ordenamiento</text:p>
          </table:table-cell>
          <table:table-cell table:style-name="ce6" office:value-type="string" calcext:value-type="string">
            <text:p>Lista Simple Enlazada</text:p>
          </table:table-cell>
          <table:table-cell table:style-name="ce6" office:value-type="string" calcext:value-type="string">
            <text:p>Implementación de una lista doblemente ligada</text:p>
          </table:table-cell>
          <table:table-cell table:style-name="ce6" office:value-type="string" calcext:value-type="string">
            <text:p>Puntos tareas y prácticas</text:p>
          </table:table-cell>
          <table:table-cell table:style-name="ce9" office:value-type="string" calcext:value-type="string">
            <text:p>Promedio tareas y prácticas</text:p>
          </table:table-cell>
          <table:table-cell table:style-name="ce6" office:value-type="string" calcext:value-type="string">
            <text:p>Examen (exposiciones)</text:p>
          </table:table-cell>
          <table:table-cell table:style-name="ce9" office:value-type="string" calcext:value-type="string">
            <text:p>Promedio examen</text:p>
          </table:table-cell>
          <table:table-cell table:style-name="ce6" office:value-type="string" calcext:value-type="string">
            <text:p>Puntos proyecto</text:p>
          </table:table-cell>
          <table:table-cell table:style-name="ce9" office:value-type="string" calcext:value-type="string">
            <text:p>Promedio proyecto</text:p>
          </table:table-cell>
          <table:table-cell table:style-name="ce9" office:value-type="string" calcext:value-type="string">
            <text:p>Atuoevaluación</text:p>
          </table:table-cell>
          <table:table-cell table:style-name="ce13" office:value-type="string" calcext:value-type="string">
            <text:p>Calificacion final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1 217898914 AVENDAÑO GARCIA ITZEL GUADALUPE IDMM</text:p>
          </table:table-cell>
          <table:table-cell table:number-columns-repeated="10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5:.M5])/11" office:value-type="float" office:value="90.9090909090909" calcext:value-type="float">
            <text:p>91</text:p>
          </table:table-cell>
          <table:table-cell table:style-name="ce10" table:formula="of:=([.N5]*SUM([Hoja1.E$1:.E$2])/[Hoja1.E$6])" office:value-type="float" office:value="54.5454545454545" calcext:value-type="float">
            <text:p>55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5]*[Hoja1.E$3])/[Hoja1.E$6]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10" table:formula="of:=([.R5]*[Hoja1.E$5])/[Hoja1.E$6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5];[.Q5];[.S5];[.T5])" office:value-type="float" office:value="93.5454545454545" calcext:value-type="float">
            <text:p>94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2 217898922 CARRILLO MERCADER ALEXA IDMM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8" table:formula="of:=SUM([.C6:.M6])/11" office:value-type="float" office:value="67.2727272727273" calcext:value-type="float">
            <text:p>67</text:p>
          </table:table-cell>
          <table:table-cell table:style-name="ce10" table:formula="of:=([.N6]*SUM([Hoja1.E$1:.E$2])/[Hoja1.E$6])" office:value-type="float" office:value="40.3636363636364" calcext:value-type="float">
            <text:p>4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6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6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O6];[.Q6];[.S6];[.T6])" office:value-type="float" office:value="80.3636363636364" calcext:value-type="float">
            <text:p>8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3 217856162 CASTILLO NUÑO JOSUE ALEJANDRO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7:.M7])/11" office:value-type="float" office:value="100" calcext:value-type="float">
            <text:p>100</text:p>
          </table:table-cell>
          <table:table-cell table:style-name="ce10" table:formula="of:=([.N7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7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7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7];[.Q7];[.S7];[.T7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4 217856189 ESTRADA DE LOS SANTOS LAURA ELENA IDMM</text:p>
          </table:table-cell>
          <table:table-cell table:number-columns-repeated="5"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number-columns-repeated="3" table:style-name="ce5" office:value-type="float" office:value="100" calcext:value-type="float">
            <text:p>100</text:p>
          </table:table-cell>
          <table:table-cell table:style-name="ce8" table:formula="of:=SUM([.C8:.M8])/11" office:value-type="float" office:value="81.8181818181818" calcext:value-type="float">
            <text:p>82</text:p>
          </table:table-cell>
          <table:table-cell table:style-name="ce10" table:formula="of:=([.N8]*SUM([Hoja1.E$1:.E$2])/[Hoja1.E$6])" office:value-type="float" office:value="49.0909090909091" calcext:value-type="float">
            <text:p>49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8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8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8];[.Q8];[.S8];[.T8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5 211628605 GARCIA LOPEZ BRYAN ISMAEL IDMM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6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9:.M9])/11" office:value-type="float" office:value="72.7272727272727" calcext:value-type="float">
            <text:p>73</text:p>
          </table:table-cell>
          <table:table-cell table:style-name="ce10" table:formula="of:=([.N9]*SUM([Hoja1.E$1:.E$2])/[Hoja1.E$6])" office:value-type="float" office:value="43.6363636363636" calcext:value-type="float">
            <text:p>44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9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9]*[Hoja1.E$5])/[Hoja1.E$6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9];[.Q9];[.S9];[.T9])" office:value-type="float" office:value="82.6363636363636" calcext:value-type="float">
            <text:p>83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6 213636567 GOMEZ REYES JOSE FERNANDO IDMM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number-columns-repeated="4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10:.M10])/11" office:value-type="float" office:value="72.7272727272727" calcext:value-type="float">
            <text:p>73</text:p>
          </table:table-cell>
          <table:table-cell table:style-name="ce10" table:formula="of:=([.N10]*SUM([Hoja1.E$1:.E$2])/[Hoja1.E$6])" office:value-type="float" office:value="43.6363636363636" calcext:value-type="float">
            <text:p>44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10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0]*[Hoja1.E$5])/[Hoja1.E$6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10];[.Q10];[.S10];[.T10])" office:value-type="float" office:value="82.6363636363636" calcext:value-type="float">
            <text:p>83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7 217898949 GONZALEZ CRUZ MIGUEL ANGEL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11:.M11])/11" office:value-type="float" office:value="100" calcext:value-type="float">
            <text:p>100</text:p>
          </table:table-cell>
          <table:table-cell table:style-name="ce10" table:formula="of:=([.N11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11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1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1];[.Q11];[.S11];[.T11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8 211503721 LOPEZ MARTINEZ EDUARDO SALVADOR IDMM</text:p>
          </table:table-cell>
          <table:table-cell table:style-name="ce5"/>
          <table:table-cell table:number-columns-repeated="4" table:style-name="ce5" office:value-type="float" office:value="100" calcext:value-type="float">
            <text:p>100</text:p>
          </table:table-cell>
          <table:table-cell table:style-name="ce5"/>
          <table:table-cell table:number-columns-repeated="5" table:style-name="ce5" office:value-type="float" office:value="100" calcext:value-type="float">
            <text:p>100</text:p>
          </table:table-cell>
          <table:table-cell table:style-name="ce8" table:formula="of:=SUM([.C12:.M12])/11" office:value-type="float" office:value="81.8181818181818" calcext:value-type="float">
            <text:p>82</text:p>
          </table:table-cell>
          <table:table-cell table:style-name="ce10" table:formula="of:=([.N12]*SUM([Hoja1.E$1:.E$2])/[Hoja1.E$6])" office:value-type="float" office:value="49.0909090909091" calcext:value-type="float">
            <text:p>49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12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2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2];[.Q12];[.S12];[.T12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9 214684751 TABARES CASTRO DAVID ALONSO IDMM</text:p>
          </table:table-cell>
          <table:table-cell table:style-name="ce5"/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 table:style-name="ce5" table:number-columns-repeated="2"/>
          <table:table-cell table:style-name="ce8" table:formula="of:=SUM([.C13:.M13])/11" office:value-type="float" office:value="43.6363636363636" calcext:value-type="float">
            <text:p>44</text:p>
          </table:table-cell>
          <table:table-cell table:style-name="ce10" table:formula="of:=([.N13]*SUM([Hoja1.E$1:.E$2])/[Hoja1.E$6])" office:value-type="float" office:value="26.1818181818182" calcext:value-type="float">
            <text:p>26</text:p>
          </table:table-cell>
          <table:table-cell table:style-name="ce7"/>
          <table:table-cell table:style-name="ce11" table:formula="of:=([.P13]*[Hoja1.E$3])/[Hoja1.E$6]" office:value-type="float" office:value="0" calcext:value-type="float">
            <text:p>0</text:p>
          </table:table-cell>
          <table:table-cell table:style-name="ce5"/>
          <table:table-cell table:style-name="ce10" table:formula="of:=([.R13]*[Hoja1.E$5])/[Hoja1.E$6]" office:value-type="float" office:value="0" calcext:value-type="float">
            <text:p>0</text:p>
          </table:table-cell>
          <table:table-cell table:style-name="ce10"/>
          <table:table-cell table:style-name="ce15" table:formula="of:=SUM([.O13];[.Q13];[.S13];[.T13])" office:value-type="float" office:value="26.1818181818182" calcext:value-type="float">
            <text:p>26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10 217856197 VARGAS REYES JESUS IDMM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5"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8" table:formula="of:=SUM([.C14:.M14])/11" office:value-type="float" office:value="68.1818181818182" calcext:value-type="float">
            <text:p>68</text:p>
          </table:table-cell>
          <table:table-cell table:style-name="ce10" table:formula="of:=([.N14]*SUM([Hoja1.E$1:.E$2])/[Hoja1.E$6])" office:value-type="float" office:value="40.9090909090909" calcext:value-type="float">
            <text:p>41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14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4]*[Hoja1.E$5])/[Hoja1.E$6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14];[.Q14];[.S14];[.T14])" office:value-type="float" office:value="79.9090909090909" calcext:value-type="float">
            <text:p>8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11 214403884 VAZQUEZ GARCIA LUIS FERNANDO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15:.M15])/11" office:value-type="float" office:value="100" calcext:value-type="float">
            <text:p>100</text:p>
          </table:table-cell>
          <table:table-cell table:style-name="ce10" table:formula="of:=([.N15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([.P15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5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5];[.Q15];[.S15];[.T15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 table:number-columns-repeated="20"/>
          <table:table-cell table:formula="of:=AVERAGE([.U5:.U15])" office:value-type="float" office:value="83.9504132231405" calcext:value-type="float">
            <text:p>83.9504132231</text:p>
          </table:table-cell>
          <table:table-cell table:number-columns-repeated="100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stencia" table:style-name="ta1">
        <table:table-column table:style-name="co6" table:default-cell-style-name="ce1"/>
        <table:table-column table:style-name="co2" table:number-columns-repeated="3" table:default-cell-style-name="ce1"/>
        <table:table-column table:style-name="co4" table:number-columns-repeated="102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1" table:number-rows-spanned="2">
            <text:p>Estudiante</text:p>
          </table:table-cell>
          <table:table-cell table:style-name="ce2" office:value-type="string" calcext:value-type="string">
            <text:p>Agost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covered-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1 217898914 AVENDAÑO GARCIA ITZEL GUADALUPE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2 217898922 CARRILLO MERCADER ALEX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3 217856162 CASTILLO NUÑO JOSUE ALEJANDR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4 217856189 ESTRADA DE LOS SANTOS LAURA ELEN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5 211628605 GARCIA LOPEZ BRYAN ISMA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6 213636567 GOMEZ REYES JOSE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7 217898949 GONZALEZ CRUZ MIGUEL ANG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8 211503721 LOPEZ MARTINEZ EDUARDO SALVADOR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9 214684751 TABARES CASTRO DAVID ALONS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0 217856197 VARGAS REYES JESUS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1 214403884 VAZQUEZ GARCIA LUIS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ctividades.B4:Actividades.U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4:58:28.170665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09:18:56Z</meta:creation-date>
    <dc:date>2018-12-17T14:58:40.138383302</dc:date>
    <meta:editing-cycles>48</meta:editing-cycles>
    <meta:editing-duration>PT13H27M47S</meta:editing-duration>
    <meta:document-statistic meta:table-count="3" meta:cell-count="274" meta:object-count="0"/>
  </office:meta>
</office:document-meta>
</file>